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529" officeooo:paragraph-rsid="001bf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_PATTER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01:31:26.954000000</meta:creation-date>
    <dc:date>2023-04-05T02:04:21.474000000</dc:date>
    <meta:editing-duration>PT32M54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7.4.5.1$Windows_X86_64 LibreOffice_project/9c0871452b3918c1019dde9bfac75448afc4b57f</meta:generator>
  </office:meta>
</office:document-meta>
</file>